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9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60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2">
            <text:p>dtype URI</text:p>
          </table:table-cell>
          <table:table-cell office:value-type="string" table:style-name="ce3">
            <text:p>URI 1 has &lt;relationship&gt; URI 2</text:p>
          </table:table-cell>
          <table:table-cell office:value-type="string" table:style-name="ce3">
            <text:p>ECV URI</text:p>
          </table:table-cell>
          <table:table-cell office:value-type="string" table:style-name="ce3">
            <text:p>URI 2 has &lt;relationship&gt; URI 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a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ex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ty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er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f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o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e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w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w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jc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ld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fir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o2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hg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h4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hg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laciers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m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laciers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e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f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l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type_lcc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a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w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now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dv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l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a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oc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hlor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lw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rr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k_490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to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dg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p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o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t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e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l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d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t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amp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In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Skin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Subsk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Dept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Fn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v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s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v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s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type_lkProds</text:p>
          </table:table-cell>
          <table:table-cell office:value-type="string" table:style-name="ce8">
            <text:p>broader</text:p>
          </table:table-cell>
          <table:table-cell office:value-type="string" table:style-name="ce7">
            <text:p>cciecv_lakes</text:p>
          </table:table-cell>
          <table:table-cell office:value-type="string" table:style-name="ce8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type_sss</text:p>
          </table:table-cell>
          <table:table-cell office:value-type="string" table:style-name="ce8">
            <text:p>broader</text:p>
          </table:table-cell>
          <table:table-cell office:value-type="string" table:style-name="ce7">
            <text:p>cciecv_salinity</text:p>
          </table:table-cell>
          <table:table-cell office:value-type="string" table:style-name="ce8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type_swh</text:p>
          </table:table-cell>
          <table:table-cell office:value-type="string" table:style-name="ce8">
            <text:p>broader</text:p>
          </table:table-cell>
          <table:table-cell office:value-type="string" table:style-name="ce7">
            <text:p>cciecv_seaState</text:p>
          </table:table-cell>
          <table:table-cell office:value-type="string" table:style-name="ce8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gmb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iceShee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gtd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permafros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agb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biomass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pfr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permafros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alt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permafros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swe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snow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scfv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snow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scfg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snow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tcwv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waterVapour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type_lst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lst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pft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landCov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 uncert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landCov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vp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vegParam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type_wl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riverDischarge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dtype_lcchange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cciecv_landCov</text:p>
          </table:table-cell>
          <table:table-cell office:value-type="string" table:style-name="ce1">
            <text:p>narrower</text:p>
          </table:table-cell>
          <table:table-cell table:number-columns-repeated="16380"/>
        </table:table-row>
        <table:table-row table:number-rows-repeated="1048487" table:style-name="ro2">
          <table:table-cell table:number-columns-repeated="16384"/>
        </table:table-row>
      </table:table>
      <table:table table:name="Sheet2" table:style-name="ta2">
        <table:table-column table:style-name="co4" table:number-columns-repeated="1023" table:default-cell-style-name="ce1"/>
        <table:table-column table:style-name="co5" table:number-columns-repeated="15361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4" table:number-columns-repeated="1023" table:default-cell-style-name="ce1"/>
        <table:table-column table:style-name="co5" table:number-columns-repeated="15361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Accent1" style:display-name="Excel_BuiltIn_20% - Accent1" style:family="table-cell" style:data-style-name="N0">
      <style:table-cell-properties style:vertical-align="automatic" fo:background-color="#CCCCFF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Ruth Petrie</meta:initial-creator>
    <dc:creator>Waterfall, Alison (STFC,RAL,RALSP)</dc:creator>
    <meta:creation-date>2016-03-11T08:28:02Z</meta:creation-date>
    <dc:date>2024-09-18T15:24:30Z</dc:date>
    <meta:editing-cycles>12</meta:editing-cycles>
    <meta:editing-duration>PT2744S</meta:editing-duration>
  </office:meta>
</office:document-meta>
</file>